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4ee1" officeooo:paragraph-rsid="00144ee1" style:font-weight-asian="bold" style:font-weight-complex="bold"/>
    </style:style>
    <style:style style:name="P2" style:family="paragraph" style:parent-style-name="Standard">
      <style:text-properties fo:font-weight="bold" officeooo:rsid="001540c4" officeooo:paragraph-rsid="001540c4" style:font-weight-asian="bold" style:font-weight-complex="bold"/>
    </style:style>
    <style:style style:name="P3" style:family="paragraph" style:parent-style-name="Standard">
      <style:text-properties fo:font-weight="bold" officeooo:rsid="00171ec5" officeooo:paragraph-rsid="00171ec5" style:font-weight-asian="bold" style:font-weight-complex="bold"/>
    </style:style>
    <style:style style:name="P4" style:family="paragraph" style:parent-style-name="Standard">
      <style:text-properties fo:font-weight="bold" officeooo:rsid="00174071" officeooo:paragraph-rsid="00174071" style:font-weight-asian="bold" style:font-weight-complex="bold"/>
    </style:style>
    <style:style style:name="P5" style:family="paragraph" style:parent-style-name="Standard">
      <style:text-properties fo:font-weight="bold" officeooo:rsid="0019055c" officeooo:paragraph-rsid="0019055c" style:font-weight-asian="bold" style:font-weight-complex="bold"/>
    </style:style>
    <style:style style:name="P6" style:family="paragraph" style:parent-style-name="Standard">
      <style:text-properties fo:font-weight="bold" officeooo:rsid="001ba48a" officeooo:paragraph-rsid="001ba48a" style:font-weight-asian="bold" style:font-weight-complex="bold"/>
    </style:style>
    <style:style style:name="P7" style:family="paragraph" style:parent-style-name="Standard">
      <style:text-properties fo:font-weight="bold" officeooo:rsid="001eac48" officeooo:paragraph-rsid="001eac48" style:font-weight-asian="bold" style:font-weight-complex="bold"/>
    </style:style>
    <style:style style:name="P8" style:family="paragraph" style:parent-style-name="Standard">
      <style:text-properties fo:font-weight="bold" officeooo:rsid="001f50a9" officeooo:paragraph-rsid="001f50a9" style:font-weight-asian="bold" style:font-weight-complex="bold"/>
    </style:style>
    <style:style style:name="P9" style:family="paragraph" style:parent-style-name="Standard">
      <style:text-properties fo:font-weight="normal" officeooo:rsid="00144ee1" officeooo:paragraph-rsid="00144ee1" style:font-weight-asian="normal" style:font-weight-complex="normal"/>
    </style:style>
    <style:style style:name="P10" style:family="paragraph" style:parent-style-name="Standard">
      <style:text-properties fo:font-weight="normal" officeooo:rsid="001540c4" officeooo:paragraph-rsid="001540c4" style:font-weight-asian="normal" style:font-weight-complex="normal"/>
    </style:style>
    <style:style style:name="P11" style:family="paragraph" style:parent-style-name="Standard">
      <style:text-properties fo:font-weight="normal" officeooo:rsid="00171ec5" officeooo:paragraph-rsid="00171ec5" style:font-weight-asian="normal" style:font-weight-complex="normal"/>
    </style:style>
    <style:style style:name="P12" style:family="paragraph" style:parent-style-name="Standard">
      <style:text-properties fo:font-weight="normal" officeooo:rsid="00174071" officeooo:paragraph-rsid="00174071" style:font-weight-asian="normal" style:font-weight-complex="normal"/>
    </style:style>
    <style:style style:name="P13" style:family="paragraph" style:parent-style-name="Standard">
      <style:text-properties fo:font-style="italic" fo:font-weight="normal" officeooo:rsid="00174071" officeooo:paragraph-rsid="00174071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normal" fo:font-weight="normal" officeooo:rsid="00174071" officeooo:paragraph-rsid="0017407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44ee1" officeooo:paragraph-rsid="00144ee1" style:font-weight-asian="bold" style:font-weight-complex="bold"/>
    </style:style>
    <style:style style:name="P16" style:family="paragraph" style:parent-style-name="Text_20_body">
      <style:text-properties fo:font-weight="bold" officeooo:rsid="00144ee1" officeooo:paragraph-rsid="00144ee1" style:font-weight-asian="bold" style:font-weight-complex="bold"/>
    </style:style>
    <style:style style:name="P17" style:family="paragraph" style:parent-style-name="Header">
      <style:text-properties officeooo:rsid="00144ee1" officeooo:paragraph-rsid="00144e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00c" style:font-weight-asian="normal" style:font-weight-complex="normal"/>
    </style:style>
    <style:style style:name="T4" style:family="text">
      <style:text-properties fo:font-weight="normal" officeooo:rsid="001d8d8c" style:font-weight-asian="normal" style:font-weight-complex="normal"/>
    </style:style>
    <style:style style:name="T5" style:family="text">
      <style:text-properties officeooo:rsid="001540c4"/>
    </style:style>
    <style:style style:name="T6" style:family="text">
      <style:text-properties officeooo:rsid="00171e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Introduction</text:p>
      <text:p text:style-name="P9">Language Oriente Objet: ‘91, Guido Van Rossum.</text:p>
      <text:p text:style-name="P1"/>
      <text:p text:style-name="P1">Interpreted language</text:p>
      <text:p text:style-name="P9">PYTHON jamais converti en executables.</text:p>
      <text:p text:style-name="P9">Interprete et non compile.</text:p>
      <text:p text:style-name="P1"/>
      <text:p text:style-name="P1">Python Syntax</text:p>
      <text:p text:style-name="P1">MEMORY: s’occupe des allocations memoires.</text:p>
      <text:p text:style-name="P9">Automatic typing: no malloc()</text:p>
      <text:p text:style-name="P9">Garbage collected: no free()</text:p>
      <text:p text:style-name="P9"/>
      <text:p text:style-name="P9">Use <text:span text:style-name="T1">def</text:span>, arguments and return are <text:span text:style-name="T1">not</text:span> typed and returns can be <text:span text:style-name="T1">inconsistent</text:span></text:p>
      <text:p text:style-name="P9">Arguments sont passes par <text:span text:style-name="T1">reference</text:span>.</text:p>
      <text:p text:style-name="P9">A=1 (typed) // A: int=1 ()</text:p>
      <text:p text:style-name="P9">def fun (ag1:int, arg2: float) → int: <text:s/><text:span text:style-name="T5">#pour informer l’editeur de texte.</text:span></text:p>
      <text:p text:style-name="P9"><text:tab/><text:tab/>return 1</text:p>
      <text:p text:style-name="P10">A=2 <text:s/>// print (“Hello”+a)</text:p>
      <text:p text:style-name="P11">A = None #casser le lien reference entre variable et zone memoire.</text:p>
      <text:p text:style-name="P10">k</text:p>
      <text:p text:style-name="P10"/>
      <text:p text:style-name="P10">Les tableaux ne sont pas types: tous types</text:p>
      <text:p text:style-name="P2"><text:span text:style-name="T6">a= [] // </text:span>a.append(1)</text:p>
      <text:p text:style-name="P3">a = {} // a[1] = “abc”</text:p>
      <text:p text:style-name="P11"/>
      <text:p text:style-name="P2"/>
      <text:p text:style-name="P10"/>
      <text:p text:style-name="P10"/>
      <text:p text:style-name="P10"/>
      <text:p text:style-name="P10"/>
      <text:p text:style-name="P10"/>
      <text:p text:style-name="P1">Modules &amp; pip</text:p>
      <text:p text:style-name="P1"/>
      <text:p text:style-name="P16"><office:annotation><dc:date>2020-09-02T14:53:07.208454619</dc:date><text:p>&lt;!--StartFragment--&gt;</text:p></office:annotation>remplacez les tabs par des espaces c par defaut sur vscode normalement<office:annotation><dc:date>2020-09-02T14:53:07.208695414</dc:date><text:p>&lt;!--EndFragment--&gt;</text:p></office:annotation> </text:p>
      <text:p text:style-name="P12">Use pip as an installer for new packages.</text:p>
      <text:p text:style-name="P13">Setup: sudo apt-get install python3-pip</text:p>
      <text:p text:style-name="P13">sudo apt-get install python3-pip</text:p>
      <text:p text:style-name="P14">Details: pip | more</text:p>
      <text:p text:style-name="P4">pip3 install numpy <text:span text:style-name="T2">un utilisateur</text:span></text:p>
      <text:p text:style-name="P4">sudo .. <text:span text:style-name="T2">tout le systeme.</text:span></text:p>
      <text:p text:style-name="P4"><text:span text:style-name="T2"/></text:p>
      <text:p text:style-name="P5"><text:span text:style-name="T2">Main.py → module.m -&gt;</text:span></text:p>
      <text:p text:style-name="P4"><text:span text:style-name="T2"/></text:p>
      <text:p text:style-name="P5"><text:span text:style-name="T2">ls</text:span></text:p>
      <text:p text:style-name="P5"><text:span text:style-name="T2">mkdir mon_modue</text:span></text:p>
      <text:p text:style-name="P5"><text:span text:style-name="T2">touch mon_module/__init__.py</text:span></text:p>
      <text:p text:style-name="P5"><text:span text:style-name="T2">!! mon_module </text:span><text:span text:style-name="T3">Iet ses imports) </text:span><text:span text:style-name="T2">fera tjrs reference au point du fichier.py</text:span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>__</text:span><text:span text:style-name="T3">init__.py pour initialiser des modules avec des configurations etc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OOP Object Oriented Programing</text:p>
      <text:p text:style-name="P6"/>
      <text:p text:style-name="P6">classe: <text:span text:style-name="T2">maniere de representer qqch dans un programme.</text:span></text:p>
      <text:p text:style-name="P6"><text:span text:style-name="T2">Il y a toujours des </text:span>attributs <text:span text:style-name="T2">et des … .</text:span></text:p>
      <text:p text:style-name="P6"><text:span text:style-name="T2"/></text:p>
      <text:p text:style-name="P6">constructeur: <text:span text:style-name="T2">elever l’instance </text:span><text:span text:style-name="T4">(??)</text:span></text:p>
      <text:p text:style-name="P6"><text:span text:style-name="T4"/></text:p>
      <text:p text:style-name="P7">dunder methods: <text:span text:style-name="T2">controlleur de flux. “emulate the behaviour of built-in types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15">Pythonic way</text:p>
      <text:p text:style-name="P1"/>
      <text:p text:style-name="P8">Generateurs: <text:span text:style-name="T2">fonction qui </text:span></text:p>
      <text:p text:style-name="P1"/>
      <text:p text:style-name="P1"/>
      <text:p text:style-name="P1">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4ee1" officeooo:paragraph-rsid="00144ee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our 3: OS and Programming | Python | 2 Septembre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4:17:01.554919734</meta:creation-date>
    <dc:date>2020-09-02T18:30:16.119247303</dc:date>
    <meta:editing-duration>PT39M46S</meta:editing-duration>
    <meta:editing-cycles>1</meta:editing-cycles>
    <meta:document-statistic meta:table-count="0" meta:image-count="0" meta:object-count="0" meta:page-count="2" meta:paragraph-count="43" meta:word-count="237" meta:character-count="1461" meta:non-whitespace-character-count="1261"/>
    <meta:generator>LibreOffice/6.0.7.3$Linux_X86_64 LibreOffice_project/00m0$Build-3</meta:generator>
  </office:meta>
</office:document-meta>
</file>